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weight="normal" officeooo:rsid="00164e3a" officeooo:paragraph-rsid="0016ff0b" style:font-weight-asian="normal" style:font-weight-complex="normal"/>
    </style:style>
    <style:style style:name="P2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f9d7f" officeooo:paragraph-rsid="000f9d7f" style:text-blinking="false" fo:background-color="transparent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0cdf5" officeooo:paragraph-rsid="0010cdf5" style:text-blinking="false" fo:background-color="transparent"/>
    </style:style>
    <style:style style:name="P4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f9d7f" style:text-blinking="false" fo:background-color="transparent"/>
    </style:style>
    <style:style style:name="P5" style:family="paragraph" style:parent-style-name="Text_20_body">
      <style:paragraph-properties fo:line-height="100%" fo:text-align="justify" style:justify-single-word="false"/>
      <style:text-properties fo:font-weight="normal" officeooo:rsid="0010cdf5" officeooo:paragraph-rsid="0014cfe4" style:font-weight-asian="normal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fo:font-weight="normal" officeooo:rsid="00164e3a" officeooo:paragraph-rsid="0016ff0b" style:font-weight-asian="normal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fo:font-weight="normal" officeooo:rsid="00164e3a" officeooo:paragraph-rsid="00171b0f" style:font-weight-asian="normal" style:font-weight-complex="normal"/>
    </style:style>
    <style:style style:name="P8" style:family="paragraph" style:parent-style-name="Text_20_body">
      <style:paragraph-properties fo:line-height="100%" fo:text-align="justify" style:justify-single-word="false"/>
      <style:text-properties fo:font-weight="normal" officeooo:rsid="00164e3a" officeooo:paragraph-rsid="00191af7" style:font-weight-asian="normal" style:font-weight-complex="normal"/>
    </style:style>
    <style:style style:name="P9" style:family="paragraph" style:parent-style-name="Text_20_body">
      <style:paragraph-properties fo:line-height="100%" fo:text-align="justify" style:justify-single-word="false"/>
      <style:text-properties fo:font-weight="normal" officeooo:rsid="00164e3a" officeooo:paragraph-rsid="001d1e8a" style:font-weight-asian="normal" style:font-weight-complex="normal"/>
    </style:style>
    <style:style style:name="P10" style:family="paragraph" style:parent-style-name="Text_20_body">
      <style:paragraph-properties fo:line-height="100%" fo:text-align="justify" style:justify-single-word="false"/>
      <style:text-properties fo:font-weight="normal" officeooo:rsid="00164e3a" officeooo:paragraph-rsid="001f39aa" style:font-weight-asian="normal" style:font-weight-complex="normal"/>
    </style:style>
    <style:style style:name="P11" style:family="paragraph" style:parent-style-name="Text_20_body">
      <style:paragraph-properties fo:line-height="100%" fo:text-align="justify" style:justify-single-word="false"/>
      <style:text-properties fo:font-weight="normal" officeooo:rsid="00164e3a" officeooo:paragraph-rsid="002017ef" style:font-weight-asian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64e3a" officeooo:paragraph-rsid="0016ff0b" style:font-weight-asian="normal" style:font-weight-complex="normal"/>
    </style:style>
    <style:style style:name="P14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9d7f" officeooo:paragraph-rsid="000f9d7f" style:text-blinking="false" fo:background-color="transparent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f9d7f" officeooo:paragraph-rsid="000f9d7f" style:text-blinking="false" fo:background-color="transparent"/>
    </style:style>
    <style:style style:name="P16" style:family="paragraph" style:parent-style-name="Text_20_body">
      <style:paragraph-properties fo:line-height="100%"/>
      <style:text-properties style:font-name="Times New Roman" fo:font-size="12pt" fo:font-style="normal" fo:font-weight="bold" officeooo:rsid="000f9d7f" officeooo:paragraph-rsid="000f9d7f"/>
    </style:style>
    <style:style style:name="P17" style:family="paragraph" style:parent-style-name="Text_20_body">
      <style:paragraph-properties fo:line-height="100%" fo:text-align="center" style:justify-single-word="false"/>
      <style:text-properties style:font-name="Times New Roman" fo:font-size="12pt" fo:font-style="normal" fo:font-weight="bold" officeooo:rsid="0014cfe4" officeooo:paragraph-rsid="0014cfe4" style:font-weight-asian="bold" style:font-weight-complex="bold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bold" officeooo:rsid="0016ff0b" officeooo:paragraph-rsid="00171b0f" style:font-weight-asian="bold" style:font-weight-complex="bold"/>
    </style:style>
    <style:style style:name="P19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bold" officeooo:rsid="00191af7" officeooo:paragraph-rsid="00191af7" style:font-weight-asian="bold" style:font-weight-complex="bold"/>
    </style:style>
    <style:style style:name="P20" style:family="paragraph" style:parent-style-name="Text_20_body" style:list-style-name="L1">
      <style:paragraph-properties fo:line-height="100%" fo:text-align="justify" style:justify-single-word="false"/>
      <style:text-properties style:font-name="Times New Roman" fo:font-size="12pt" fo:font-style="normal" fo:font-weight="normal" officeooo:rsid="0014cfe4" officeooo:paragraph-rsid="0014cfe4" style:font-weight-asian="normal" style:font-weight-complex="normal"/>
    </style:style>
    <style:style style:name="P21" style:family="paragraph" style:parent-style-name="Text_20_body" style:list-style-name="L2">
      <style:paragraph-properties fo:line-height="100%" fo:text-align="justify" style:justify-single-word="false"/>
      <style:text-properties style:font-name="Times New Roman" fo:font-size="12pt" fo:font-style="normal" fo:font-weight="normal" officeooo:rsid="00164e3a" officeooo:paragraph-rsid="00164e3a" style:font-weight-asian="normal" style:font-weight-complex="normal"/>
    </style:style>
    <style:style style:name="P22" style:family="paragraph" style:parent-style-name="Text_20_body" style:list-style-name="L2">
      <style:paragraph-properties fo:line-height="100%" fo:text-align="justify" style:justify-single-word="false"/>
      <style:text-properties style:font-name="Times New Roman" fo:font-size="12pt" fo:font-style="normal" fo:font-weight="normal" officeooo:rsid="00164e3a" officeooo:paragraph-rsid="0016ff0b" style:font-weight-asian="normal" style:font-weight-complex="normal"/>
    </style:style>
    <style:style style:name="P23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normal" officeooo:rsid="00164e3a" officeooo:paragraph-rsid="00164e3a" style:font-weight-asian="normal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normal" officeooo:rsid="00164e3a" officeooo:paragraph-rsid="0016ff0b" style:font-weight-asian="normal" style:font-weight-complex="normal"/>
    </style:style>
    <style:style style:name="P25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normal" officeooo:rsid="00171b0f" officeooo:paragraph-rsid="00171b0f" style:font-weight-asian="normal" style:font-weight-complex="normal"/>
    </style:style>
    <style:style style:name="P26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normal" officeooo:rsid="00191af7" officeooo:paragraph-rsid="00191af7" style:font-weight-asian="normal" style:font-weight-complex="normal"/>
    </style:style>
    <style:style style:name="P27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normal" officeooo:rsid="001b78fa" officeooo:paragraph-rsid="00191af7" style:font-weight-asian="normal" style:font-weight-complex="normal"/>
    </style:style>
    <style:style style:name="P28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normal" officeooo:rsid="001b78fa" officeooo:paragraph-rsid="0016ff0b" style:font-weight-asian="normal" style:font-weight-complex="normal"/>
    </style:style>
    <style:style style:name="P29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normal" officeooo:rsid="0016ff0b" officeooo:paragraph-rsid="0016ff0b" style:font-weight-asian="normal" style:font-weight-complex="normal"/>
    </style:style>
    <style:style style:name="P30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normal" officeooo:rsid="0016ff0b" officeooo:paragraph-rsid="001d1e8a" style:font-weight-asian="normal" style:font-weight-complex="normal"/>
    </style:style>
    <style:style style:name="P31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normal" officeooo:rsid="001d1e8a" officeooo:paragraph-rsid="0016ff0b" style:font-weight-asian="normal" style:font-weight-complex="normal"/>
    </style:style>
    <style:style style:name="P32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normal" officeooo:rsid="001d1e8a" officeooo:paragraph-rsid="001d1e8a" style:font-weight-asian="normal" style:font-weight-complex="normal"/>
    </style:style>
    <style:style style:name="P33" style:family="paragraph" style:parent-style-name="Text_20_body">
      <style:paragraph-properties fo:line-height="100%" fo:text-align="justify" style:justify-single-word="false"/>
      <style:text-properties style:font-name="Times New Roman" fo:font-size="12pt" fo:font-style="normal" fo:font-weight="normal" officeooo:rsid="001d1e8a" officeooo:paragraph-rsid="001f39aa" style:font-weight-asian="normal" style:font-weight-complex="normal"/>
    </style:style>
    <style:style style:name="P34" style:family="paragraph" style:parent-style-name="Text_20_body" style:list-style-name="L1">
      <style:paragraph-properties fo:line-height="100%" fo:text-align="justify" style:justify-single-word="false"/>
      <style:text-properties fo:font-weight="normal" officeooo:rsid="0014cfe4" officeooo:paragraph-rsid="0014cfe4" style:font-weight-asian="normal" style:font-weight-complex="normal"/>
    </style:style>
    <style:style style:name="P35" style:family="paragraph" style:parent-style-name="Text_20_body" style:list-style-name="L2">
      <style:paragraph-properties fo:line-height="100%" fo:text-align="justify" style:justify-single-word="false"/>
      <style:text-properties fo:font-weight="normal" officeooo:rsid="00164e3a" officeooo:paragraph-rsid="00164e3a" style:font-weight-asian="normal" style:font-weight-complex="normal"/>
    </style:style>
    <style:style style:name="P36" style:family="paragraph" style:parent-style-name="Text_20_body" style:list-style-name="L2">
      <style:paragraph-properties fo:line-height="100%" fo:text-align="justify" style:justify-single-word="false"/>
      <style:text-properties fo:font-weight="normal" officeooo:rsid="00164e3a" officeooo:paragraph-rsid="0016ff0b" style:font-weight-asian="normal" style:font-weight-complex="normal"/>
    </style:style>
    <style:style style:name="P37" style:family="paragraph" style:parent-style-name="Text_20_body">
      <style:paragraph-properties fo:line-height="100%" fo:text-align="justify" style:justify-single-word="false"/>
      <style:text-properties fo:font-weight="normal" officeooo:rsid="00164e3a" officeooo:paragraph-rsid="0016ff0b" style:font-weight-asian="normal" style:font-weight-complex="normal"/>
    </style:style>
    <style:style style:name="P38" style:family="paragraph" style:parent-style-name="Text_20_body">
      <style:paragraph-properties fo:line-height="100%" fo:text-align="justify" style:justify-single-word="false"/>
      <style:text-properties fo:font-weight="normal" officeooo:rsid="00164e3a" officeooo:paragraph-rsid="002017ef" style:font-weight-asian="normal" style:font-weight-complex="normal"/>
    </style:style>
    <style:style style:name="P39" style:family="paragraph" style:parent-style-name="Text_20_body">
      <style:paragraph-properties fo:line-height="100%" fo:text-align="justify" style:justify-single-word="false"/>
      <style:text-properties fo:font-weight="normal" officeooo:rsid="0010cdf5" officeooo:paragraph-rsid="001386be" style:font-weight-asian="normal" style:font-weight-complex="normal"/>
    </style:style>
    <style:style style:name="T1" style:family="text">
      <style:text-properties style:font-name="Times New Roman" fo:font-size="12pt" fo:font-style="normal"/>
    </style:style>
    <style:style style:name="T2" style:family="text">
      <style:text-properties style:font-name="Times New Roman" fo:font-size="12pt" fo:font-style="normal" fo:font-weight="bold" style:font-weight-asian="bold" style:font-weight-complex="bold"/>
    </style:style>
    <style:style style:name="T3" style:family="text">
      <style:text-properties style:font-name="Times New Roman" fo:font-size="12pt" fo:font-style="normal" fo:font-weight="bold" officeooo:rsid="0016ff0b" style:font-weight-asian="bold" style:font-weight-complex="bold"/>
    </style:style>
    <style:style style:name="T4" style:family="text">
      <style:text-properties style:font-name="Times New Roman" fo:font-size="12pt" fo:font-style="normal" fo:font-weight="bold" officeooo:rsid="00171b0f" style:font-weight-asian="bold" style:font-weight-complex="bold"/>
    </style:style>
    <style:style style:name="T5" style:family="text">
      <style:text-properties style:font-name="Times New Roman" fo:font-size="12pt" fo:font-style="normal" fo:font-weight="bold" officeooo:rsid="00191af7" style:font-weight-asian="bold" style:font-weight-complex="bold"/>
    </style:style>
    <style:style style:name="T6" style:family="text">
      <style:text-properties style:font-name="Times New Roman" fo:font-size="12pt" fo:font-style="normal" fo:font-weight="bold" officeooo:rsid="001a08df" style:font-weight-asian="bold" style:font-weight-complex="bold"/>
    </style:style>
    <style:style style:name="T7" style:family="text">
      <style:text-properties style:font-name="Times New Roman" fo:font-size="12pt" fo:font-style="normal" fo:font-weight="bold" officeooo:rsid="001b78fa" style:font-weight-asian="bold" style:font-weight-complex="bold"/>
    </style:style>
    <style:style style:name="T8" style:family="text">
      <style:text-properties style:font-name="Times New Roman" fo:font-size="12pt" fo:font-style="normal" fo:font-weight="bold" officeooo:rsid="001d1e8a" style:font-weight-asian="bold" style:font-weight-complex="bold"/>
    </style:style>
    <style:style style:name="T9" style:family="text">
      <style:text-properties style:font-name="Times New Roman" fo:font-size="12pt" fo:font-style="normal" officeooo:rsid="00127375"/>
    </style:style>
    <style:style style:name="T10" style:family="text">
      <style:text-properties style:font-name="Times New Roman" fo:font-size="12pt" fo:font-style="normal" officeooo:rsid="001386be"/>
    </style:style>
    <style:style style:name="T11" style:family="text">
      <style:text-properties style:font-name="Times New Roman" fo:font-size="12pt" fo:font-style="normal" officeooo:rsid="0016ff0b"/>
    </style:style>
    <style:style style:name="T12" style:family="text">
      <style:text-properties style:font-name="Times New Roman" fo:font-size="12pt" fo:font-style="normal" officeooo:rsid="00171b0f"/>
    </style:style>
    <style:style style:name="T13" style:family="text">
      <style:text-properties style:font-name="Times New Roman" fo:font-size="12pt" fo:font-style="normal" officeooo:rsid="00191af7"/>
    </style:style>
    <style:style style:name="T14" style:family="text">
      <style:text-properties style:font-name="Times New Roman" fo:font-size="12pt" fo:font-style="normal" officeooo:rsid="001a08df"/>
    </style:style>
    <style:style style:name="T15" style:family="text">
      <style:text-properties style:font-name="Times New Roman" fo:font-size="12pt" fo:font-style="normal" officeooo:rsid="001b78fa"/>
    </style:style>
    <style:style style:name="T16" style:family="text">
      <style:text-properties style:font-name="Times New Roman" fo:font-size="12pt" fo:font-style="normal" officeooo:rsid="001d1e8a"/>
    </style:style>
    <style:style style:name="T17" style:family="text">
      <style:text-properties style:font-name="Times New Roman" fo:font-size="12pt" fo:font-style="normal" officeooo:rsid="001f39aa"/>
    </style:style>
    <style:style style:name="T18" style:family="text">
      <style:text-properties style:font-name="Times New Roman" fo:font-size="12pt" fo:font-style="normal" officeooo:rsid="0021215c"/>
    </style:style>
    <style:style style:name="T19" style:family="text">
      <style:text-properties officeooo:rsid="0010cdf5"/>
    </style:style>
    <style:style style:name="T20" style:family="text">
      <style:text-properties officeooo:rsid="002121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b421afe8-9c89-ea90-964b-a0e58cb61986"/>UNIVERSIDADE FEDERAL DA PARAÍBA</text:p>
      <text:p text:style-name="P2">CENTRO DE INFORMÁTIC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bookmark text:name="docs-internal-guid-b421afe8-9c8a-e1f4-5205-2ca0936021bb"/>GABRIEL FLEIG ALVES</text:p>
      <text:p text:style-name="P4"/>
      <text:p text:style-name="P12">RAFAEL NUNES BEZERRA DIAS</text:p>
      <text:p text:style-name="P12"/>
      <text:p text:style-name="P2"/>
      <text:p text:style-name="P2"/>
      <text:p text:style-name="P2"/>
      <text:p text:style-name="P2"/>
      <text:p text:style-name="P3">ARQUITETURA DE COMPUTADORES II</text:p>
      <text:p text:style-name="P2"><text:span text:style-name="T19">RELATÓRIO - </text:span>PROJETO CPU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><text:bookmark text:name="docs-internal-guid-b421afe8-9c8b-bab7-fdd2-82668001c7f9"/>JOÃO PESSOA</text:p>
      <text:p text:style-name="P12">2017</text:p>
      <text:p text:style-name="P17"><text:soft-page-break/>Objetivos e Funcionamentos:</text:p>
      <text:p text:style-name="P5"><text:span text:style-name="T1"><text:tab/>Para o primeiro projeto da disciplina de Arquitetura de Computadores II, é necessário a implementação de um programa que simule o funcionamento de uma CPU. Para isso, modelamos os processos de Fetch, Decodificação, Execução e Armazenamento de Resultados, de forma que utilizamos de uma linguagem de programação genérica </text:span><text:span text:style-name="T9">baseada em assembly,</text:span><text:span text:style-name="T1"> determinada por nós mesmos </text:span><text:span text:style-name="T9">e especificada mais a frente.</text:span></text:p>
      <text:p text:style-name="P39"><text:span text:style-name="T9"><text:tab/></text:span><text:span text:style-name="T10">Nosso projeto constitui de </text:span><text:span text:style-name="T18">quatro</text:span><text:span text:style-name="T10"> arquivos .txt que servem como entrada e saída de dados:</text:span></text:p>
      <text:list xml:id="list8870547639776106518" text:style-name="L1">
        <text:list-item>
          <text:p text:style-name="P34"><text:span text:style-name="T18">Arquivos de Entrada</text:span><text:span text:style-name="T1">: </text:span><text:span text:style-name="T18">São</text:span><text:span text:style-name="T1"> o</text:span><text:span text:style-name="T18">s</text:span><text:span text:style-name="T1"> arquivo</text:span><text:span text:style-name="T18">s</text:span><text:span text:style-name="T1"> com conjunto</text:span><text:span text:style-name="T18">s</text:span><text:span text:style-name="T1"> de instruções, em nossa linguagem genérica, que define o funcionamento d</text:span><text:span text:style-name="T18">e cada programa</text:span><text:span text:style-name="T1">. </text:span><text:span text:style-name="T18">No total possuimos três programas implementados chamados: adivinhe.txt, fatorial.txt e telefones.txt.</text:span></text:p>
        </text:list-item>
        <text:list-item>
          <text:p text:style-name="P20"><text:span text:style-name="T20">Arquivo de Saída</text:span>: Está definida uma memória genérica que contém alguns dados do tipo inteiro que podem ser manipulados durante a execução do<text:span text:style-name="T20">s</text:span> programa<text:span text:style-name="T20">s</text:span> definido<text:span text:style-name="T20">s</text:span> no<text:span text:style-name="T20">s programas de entrada</text:span>. <text:span text:style-name="T20">No geral, possuimos um único arquivo de saída chamado de memory.txt</text:span></text:p>
          <text:p text:style-name="P20"/>
        </text:list-item>
      </text:list>
      <text:p text:style-name="P17">Especificação das Instruções:</text:p>
      <text:list xml:id="list8391926561359061584" text:style-name="L2">
        <text:list-header>
          <text:p text:style-name="P35"><text:span text:style-name="T2">ADD:</text:span><text:span text:style-name="T1"> <text:s/>(reg1, reg2) ou (reg, value)</text:span></text:p>
          <text:p text:style-name="P21">Recebe como primeiro parâmetro um registrador, e como segundo parâmetro recebe outro registrador ou um valor do tipo inteiro.</text:p>
          <text:p text:style-name="P21">Adiciona o valor do primeiro parâmetro com o valor do segundo parâmetro e armazena o resultado no primeiro parâmetro.</text:p>
        </text:list-header>
      </text:list>
      <text:p text:style-name="P23"/>
      <text:list xml:id="list231228844496137" text:continue-numbering="true" text:style-name="L2">
        <text:list-header>
          <text:p text:style-name="P36"><text:span text:style-name="T2">SUB:</text:span><text:span text:style-name="T1"> <text:s/>(reg1, reg2) ou (reg, value)</text:span></text:p>
          <text:p text:style-name="P22">Recebe como primeiro parâmetro um registrador, e como segundo parâmetro recebe outro registrador ou um valor do tipo inteiro.</text:p>
          <text:p text:style-name="P36"><text:span text:style-name="T11">Subtrai</text:span><text:span text:style-name="T1"> o valor do primeiro parâmetro com o valor do segundo parâmetro e armazena o resultado no primeiro parâmetro.</text:span></text:p>
        </text:list-header>
      </text:list>
      <text:p text:style-name="P24"/>
      <text:p text:style-name="P6"><text:span text:style-name="T1"><text:tab/></text:span><text:span text:style-name="T3">MUL</text:span><text:span text:style-name="T2">: <text:s/></text:span><text:span text:style-name="T1">(reg1, reg2) ou (reg, value)</text:span></text:p>
      <text:list xml:id="list231229857472486" text:continue-numbering="true" text:style-name="L2">
        <text:list-header>
          <text:p text:style-name="P22">Recebe como primeiro parâmetro um registrador, e como segundo parâmetro recebe outro registrador ou um valor do tipo inteiro.</text:p>
        </text:list-header>
      </text:list>
      <text:p text:style-name="P6"><text:span text:style-name="T1"><text:tab/></text:span><text:span text:style-name="T11">Multiplica </text:span><text:span text:style-name="T1">o valor do primeiro parâmetro </text:span><text:span text:style-name="T11">pel</text:span><text:span text:style-name="T1">o valor do segundo parâmetro e armazena o <text:tab/>resultado no primeiro parâmetro.</text:span></text:p>
      <text:p text:style-name="P24"/>
      <text:p text:style-name="P1"><text:span text:style-name="T3"><text:tab/>DIV</text:span><text:span text:style-name="T2">: <text:s/></text:span><text:span text:style-name="T1">(reg1, reg2) ou (reg, value)</text:span></text:p>
      <text:p text:style-name="P13"/>
      <text:list xml:id="list231230149248090" text:continue-numbering="true" text:style-name="L2">
        <text:list-header>
          <text:p text:style-name="P22">Recebe como primeiro parâmetro um registrador, e como segundo parâmetro recebe outro registrador ou um valor do tipo inteiro.</text:p>
        </text:list-header>
      </text:list>
      <text:p text:style-name="P6"><text:span text:style-name="T1"><text:tab/></text:span><text:span text:style-name="T11">Divide </text:span><text:span text:style-name="T1">o valor do primeiro parâmetro </text:span><text:span text:style-name="T11">pel</text:span><text:span text:style-name="T1">o valor do segundo parâmetro e armazena o <text:tab/>resultado no primeiro parâmetro. </text:span><text:span text:style-name="T12">Armazena o resto da divisão em uma flag.</text:span></text:p>
      <text:p text:style-name="P6"><text:span text:style-name="T12"/></text:p>
      <text:p text:style-name="P7"><text:soft-page-break/><text:span text:style-name="T1"><text:tab/></text:span><text:span text:style-name="T4">MOVE:</text:span><text:span text:style-name="T12"> (reg, value)</text:span></text:p>
      <text:p text:style-name="P25"><text:tab/>Recebe como primeiro parâmetro um registrador, e como segundo parâmetro um valor do <text:tab/>tipo inteiro.</text:p>
      <text:p text:style-name="P25"><text:tab/>Atribui o valor do segundo parâmetro ao registrador.</text:p>
      <text:p text:style-name="P18"/>
      <text:p text:style-name="P8"><text:span text:style-name="T3"><text:tab/></text:span><text:span text:style-name="T5">COPY: </text:span><text:span text:style-name="T13">(reg1, reg2)</text:span></text:p>
      <text:p text:style-name="P8"><text:span text:style-name="T5"><text:tab/></text:span><text:span text:style-name="T13">Recebe como primeiro parâmetro um registrador, e como segundo parâmetro outro <text:tab/>registrador.</text:span><text:span text:style-name="T3"><text:tab/></text:span></text:p>
      <text:p text:style-name="P8"><text:span text:style-name="T3"><text:tab/></text:span><text:span text:style-name="T13">Atribui o valor do segundo registrador ao primeiro.</text:span></text:p>
      <text:p text:style-name="P19"/>
      <text:p text:style-name="P8"><text:span text:style-name="T5"><text:tab/>STORE: </text:span><text:span text:style-name="T13">(reg, adress) </text:span><text:span text:style-name="T14">ou (reg1, reg2)</text:span></text:p>
      <text:p text:style-name="P8"><text:span text:style-name="T5"><text:tab/></text:span><text:span text:style-name="T13">Recebe como primeiro parâmetro um registrador, e como segundo parâmetro um endereço <text:tab/>em</text:span><text:span text:style-name="T3"> </text:span><text:span text:style-name="T13">memória </text:span><text:span text:style-name="T14">ou outro registrador</text:span><text:span text:style-name="T13">.</text:span></text:p>
      <text:p text:style-name="P8"><text:span text:style-name="T3"><text:tab/></text:span><text:span text:style-name="T13">Armazena o conteúdo do registrador no endereço de memória </text:span><text:span text:style-name="T14">diretamente ou indiretamente <text:tab/>através do valor do segundo registrador passado como parâmetro</text:span><text:span text:style-name="T13">.</text:span></text:p>
      <text:p text:style-name="P19"/>
      <text:p text:style-name="P8"><text:span text:style-name="T5"><text:tab/>LOAD: </text:span><text:span text:style-name="T13">(reg, adress) </text:span><text:span text:style-name="T16">ou (reg1, reg2)</text:span></text:p>
      <text:p text:style-name="P8"><text:span text:style-name="T13"><text:tab/>Recebe como primeiro parâmetro um registrador, e como segundo parâmetro um endereço <text:tab/>em</text:span><text:span text:style-name="T3"> </text:span><text:span text:style-name="T13">memória </text:span><text:span text:style-name="T16">ou outro registrador</text:span><text:span text:style-name="T13">.</text:span></text:p>
      <text:p text:style-name="P8"><text:span text:style-name="T3"><text:tab/></text:span><text:span text:style-name="T13">Carrega o conteúdo do endereço de memória, </text:span><text:span text:style-name="T16">diretamente utilizando o endereço de memória <text:tab/>ou indiretamente utilizando o registrador passado como segundo parâmetro,</text:span><text:span text:style-name="T13"> para o <text:tab/>registrador </text:span><text:span text:style-name="T16">passado como primeiro parâmetro</text:span><text:span text:style-name="T13">. Caso o acesso ao endereço seja inválido o <text:tab/>processo é finalizado com sua respectiva mensagem de erro.</text:span></text:p>
      <text:p text:style-name="P26"/>
      <text:p text:style-name="P8"><text:span text:style-name="T13"><text:tab/></text:span><text:span text:style-name="T5">COMP: </text:span><text:span text:style-name="T13">(reg</text:span><text:span text:style-name="T14">1</text:span><text:span text:style-name="T13">, reg</text:span><text:span text:style-name="T14">2</text:span><text:span text:style-name="T13">) ou (reg1, value)</text:span></text:p>
      <text:p text:style-name="P8"><text:span text:style-name="T3"><text:tab/></text:span><text:span text:style-name="T1">Recebe como primeiro parâmetro um registrador, e como segundo parâmetro recebe outro <text:tab/>registrador ou um valor do tipo inteiro.</text:span></text:p>
      <text:p text:style-name="P8"><text:span text:style-name="T1"><text:tab/></text:span><text:span text:style-name="T13">Compara ambos os valores de entrada e ativa as flags correspondentes ao resultado da <text:tab/>operação(igual, maior que, menor que, </text:span><text:span text:style-name="T14">se zero, diferente</text:span><text:span text:style-name="T13">).</text:span></text:p>
      <text:p text:style-name="P26"/>
      <text:p text:style-name="P8"><text:span text:style-name="T13"><text:tab/></text:span><text:span text:style-name="T6">GETINT: </text:span><text:span text:style-name="T14">(reg)</text:span></text:p>
      <text:p text:style-name="P8"><text:span text:style-name="T13"><text:tab/></text:span><text:span text:style-name="T15">Recebe como parâmetro um registrador.</text:span></text:p>
      <text:p text:style-name="P27"><text:tab/>Armazena um valor recebido por E/S de um usuário no registrador.</text:p>
      <text:p text:style-name="P27"/>
      <text:p text:style-name="P7"><text:span text:style-name="T3"><text:tab/>JUMP: </text:span><text:span text:style-name="T11">(adress)</text:span></text:p>
      <text:p text:style-name="P7"><text:span text:style-name="T11"><text:tab/></text:span><text:span text:style-name="T16">Recebe como parâmetro um endereço.</text:span></text:p>
      <text:p text:style-name="P29"><text:tab/>Modifica o ponteiro de endereço para um novo endereço recebido como parâmetro.</text:p>
      <text:p text:style-name="P29"/>
      <text:p text:style-name="P6"><text:soft-page-break/><text:span text:style-name="T11"><text:tab/></text:span><text:span text:style-name="T3">PRINT:</text:span><text:span text:style-name="T11"> (string)</text:span></text:p>
      <text:p text:style-name="P9"><text:span text:style-name="T11"><text:tab/></text:span><text:span text:style-name="T16">Recebe como parâmetro uma string.</text:span></text:p>
      <text:p text:style-name="P30"><text:tab/>Imprime a string na tela.</text:p>
      <text:p text:style-name="P28"><text:tab/></text:p>
      <text:p text:style-name="P6"><text:span text:style-name="T15"><text:tab/></text:span><text:span text:style-name="T8">ESCREVA: </text:span><text:span text:style-name="T16">(reg)</text:span></text:p>
      <text:p text:style-name="P6"><text:span text:style-name="T8"><text:tab/></text:span><text:span text:style-name="T16">Recebe como parâmetro um registrador.</text:span></text:p>
      <text:p text:style-name="P31"><text:tab/>Escreve na tela o conteúdo do registrador passado como parâmetro.</text:p>
      <text:p text:style-name="P31"/>
      <text:p text:style-name="P6"><text:span text:style-name="T8"><text:tab/>ESCREVAL: </text:span><text:span text:style-name="T16">(reg)</text:span></text:p>
      <text:p text:style-name="P32"><text:tab/>Recebe como parâmetro um registrador.</text:p>
      <text:p text:style-name="P32"><text:tab/>Escreve na tela o conteúdo do registrador passado como parâmetro e pula uma linha.</text:p>
      <text:p text:style-name="P32"/>
      <text:p text:style-name="P6"><text:span text:style-name="T15"><text:tab/></text:span><text:span text:style-name="T7">RET:</text:span><text:span text:style-name="T15"> (value)</text:span></text:p>
      <text:p text:style-name="P6"><text:span text:style-name="T11"><text:tab/></text:span><text:span text:style-name="T15">Recebe como parâmetro um valor do tipo inteiro.</text:span></text:p>
      <text:p text:style-name="P28"><text:tab/>Finaliza o programa informado o seu status, além de armazenar todo o conteúdo atualizado <text:tab/>da memória no memory.txt.</text:p>
      <text:p text:style-name="P29"><text:tab/></text:p>
      <text:p text:style-name="P6"><text:span text:style-name="T11"><text:tab/></text:span><text:span text:style-name="T8">JZ: </text:span><text:span text:style-name="T16">(adress)</text:span></text:p>
      <text:p text:style-name="P32"><text:tab/>Recebe como parâmetro um endereço.</text:p>
      <text:p text:style-name="P10"><text:span text:style-name="T16"><text:tab/></text:span><text:span text:style-name="T17">Se a flag de “zero” estiver ativa, m</text:span><text:span text:style-name="T11">odifica o ponteiro de endereço para </text:span><text:span text:style-name="T17">um </text:span><text:span text:style-name="T11">novo endereço <text:tab/>recebido como parâmetro.</text:span><text:span text:style-name="T16"><text:tab/></text:span></text:p>
      <text:p text:style-name="P33"/>
      <text:p text:style-name="P9"><text:tab/><text:span text:style-name="T8">JG: </text:span><text:span text:style-name="T16">(adress)</text:span></text:p>
      <text:p text:style-name="P32"><text:tab/>Recebe como parâmetro um endereço.</text:p>
      <text:p text:style-name="P10"><text:span text:style-name="T16"><text:tab/></text:span><text:span text:style-name="T17">Se a flag de “maior que” estiver ativa, m</text:span><text:span text:style-name="T11">odifica o ponteiro de endereço para </text:span><text:span text:style-name="T17">um </text:span><text:span text:style-name="T11">novo <text:tab/>endereço recebido como parâmetro.</text:span></text:p>
      <text:p text:style-name="P33"/>
      <text:p text:style-name="P9"><text:span text:style-name="T16"><text:tab/></text:span><text:span text:style-name="T8">JGE: </text:span><text:span text:style-name="T16">(adress)</text:span></text:p>
      <text:p text:style-name="P32"><text:tab/>Recebe como parâmetro um endereço.</text:p>
      <text:p text:style-name="P10"><text:span text:style-name="T16"><text:tab/></text:span><text:span text:style-name="T17">Se a flag de “maior ou igual que” estiver ativa, m</text:span><text:span text:style-name="T11">odifica o ponteiro de endereço para </text:span><text:span text:style-name="T17">um <text:tab/></text:span><text:span text:style-name="T11">novo endereço recebido como parâmetro.</text:span></text:p>
      <text:p text:style-name="P32"/>
      <text:p text:style-name="P9"><text:span text:style-name="T16"><text:tab/></text:span><text:span text:style-name="T8">JL: </text:span><text:span text:style-name="T16">(adress)</text:span></text:p>
      <text:p text:style-name="P32"><text:tab/>Recebe como parâmetro um endereço.</text:p>
      <text:p text:style-name="P11"><text:span text:style-name="T17"><text:tab/>Se a flag de “menor que” estiver ativa, m</text:span><text:span text:style-name="T11">odifica o ponteiro de endereço para </text:span><text:span text:style-name="T17">um </text:span><text:span text:style-name="T11">novo <text:tab/>endereço recebido como parâmetro.</text:span></text:p>
      <text:p text:style-name="P11"><text:span text:style-name="T11"/></text:p>
      <text:p text:style-name="P11"><text:soft-page-break/><text:span text:style-name="T16"><text:tab/></text:span><text:span text:style-name="T8">JLE: </text:span><text:span text:style-name="T16">(adress)</text:span></text:p>
      <text:p text:style-name="P32"><text:tab/>Recebe como parâmetro um endereço.</text:p>
      <text:p text:style-name="P10"><text:span text:style-name="T16"><text:tab/></text:span><text:span text:style-name="T17">Se a flag de “menor ou igual que” estiver ativa, m</text:span><text:span text:style-name="T11">odifica o ponteiro de endereço para </text:span><text:span text:style-name="T17">um <text:tab/></text:span><text:span text:style-name="T11">novo endereço recebido como parâmetro.</text:span></text:p>
      <text:p text:style-name="P32"/>
      <text:p text:style-name="P9"><text:span text:style-name="T16"><text:tab/></text:span><text:span text:style-name="T8">JE: </text:span><text:span text:style-name="T16">(adress)</text:span></text:p>
      <text:p text:style-name="P32"><text:tab/>Recebe como parâmetro um endereço.</text:p>
      <text:p text:style-name="P10"><text:span text:style-name="T16"><text:tab/></text:span><text:span text:style-name="T17">Se a flag de “igual” estiver ativa, m</text:span><text:span text:style-name="T11">odifica o ponteiro de endereço para </text:span><text:span text:style-name="T17">um </text:span><text:span text:style-name="T11">novo <text:tab/>endereço <text:tab/>recebido como parâmetro.</text:span></text:p>
      <text:p text:style-name="P32"/>
      <text:p text:style-name="P9"><text:span text:style-name="T16"><text:tab/></text:span><text:span text:style-name="T8">JD: </text:span><text:span text:style-name="T16">(adress)</text:span></text:p>
      <text:p text:style-name="P32"><text:tab/>Recebe como parâmetro um endereço.</text:p>
      <text:p text:style-name="P10"><text:span text:style-name="T16"><text:tab/></text:span><text:span text:style-name="T17">Se a flag de “diferente” estiver ativa, m</text:span><text:span text:style-name="T11">odifica o ponteiro de endereço para </text:span><text:span text:style-name="T17">um </text:span><text:span text:style-name="T11">novo <text:tab/>endereço recebido como parâmet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20:38:08.461102927</meta:creation-date>
    <dc:date>2017-09-19T23:12:28.266497224</dc:date>
    <meta:editing-duration>PT58M5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5" meta:paragraph-count="83" meta:word-count="885" meta:character-count="5731" meta:non-whitespace-character-count="4848"/>
  </office:meta>
</office:document-meta>
</file>